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2.390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keyboard-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hazen/work/hex-calc/keyboard-pcb/keyboard-pcb.kicad_s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9 Apr 2023 10:07:24 AM ED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2-6a45011f42~172~ubuntu22.04.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2" calcext:value-type="float">
            <text:p>72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llated Components: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2xAAA</text:p>
          </table:table-cell>
          <table:table-cell office:value-type="string" calcext:value-type="string">
            <text:p>36-2468-ND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11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3, D4, D5, D6, D7, D8, D9, D10, D12, D13, D14, D15, D16, D17, D18, D19, D20, D21, D22, D23, D24, D25, D26, D27, D28, D29, D30</text:p>
          </table:table-cell>
          <table:table-cell office:value-type="string" calcext:value-type="string">
            <text:p>1N9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3_Odd_Eve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3, R5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W1, SW2, SW3, SW4, SW6, SW7, SW8, SW9, SW10, SW11, SW12, SW13, SW14, SW15, SW16, SW17, SW18, SW19, SW20, SW21, SW22, SW23, SW24, SW25, SW26, SW27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Yunzii Akko CS switch “Roes Red”</text:p>
          </table:table-cell>
          <table:table-cell office:value-type="string" calcext:value-type="string">
            <text:p>Amazon</text:p>
          </table:table-cell>
          <table:table-cell table:style-name="ce2" office:value-type="currency" office:currency="USD" office:value="11.89" calcext:value-type="currency">
            <text:p>$1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2449-ANT11TFHQE-ND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8</text:p>
          </table:table-cell>
          <table:table-cell office:value-type="string" calcext:value-type="string">
            <text:p>SW_Pus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1500H</text:p>
          </table:table-cell>
          <table:table-cell office:value-type="string" calcext:value-type="string">
            <text:p>2129-R1500H050B-T1-FECT-ND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-P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C1602A</text:p>
          </table:table-cell>
          <table:table-cell/>
          <table:table-cell office:value-type="string" calcext:value-type="string">
            <text:p>Vario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9T10:38:15.384372712</dc:date>
    <meta:editing-duration>PT20M31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